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T</mi>
                <mn>11</mn>
              </msub>
              <mo stretchy="false">+</mo>
              <mfrac>
                <mrow>
                  <mo stretchy="false">∂</mo>
                  <msub>
                    <mi>T</mi>
                    <mn>11</mn>
                  </msub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sub>
              <mi mathvariant="italic">dx</mi>
              <mn>1</mn>
            </msub>
          </mrow>
        </mrow>
        <mo fence="true" stretchy="false">)</mo>
      </mrow>
      <msub>
        <mi mathvariant="italic">dx</mi>
        <mn>2</mn>
      </msub>
      <msub>
        <mi mathvariant="italic">dx</mi>
        <mn>3</mn>
      </msub>
    </mrow>
    <annotation encoding="StarMath 5.0">(T_11+ {partial T_11} over {partial x_1} dx_1 ) dx_2 dx_3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5:08.515379628</meta:creation-date>
    <dc:date>2016-09-27T00:43:28.200316743</dc:date>
    <meta:editing-duration>PT18M9S</meta:editing-duration>
    <meta:editing-cycles>4</meta:editing-cycles>
    <meta:generator>LibreOffice/5.1.4.2$Linux_X86_64 LibreOffice_project/10m0$Build-2</meta:generator>
  </office:meta>
</office:document-meta>
</file>